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6.986cm" style:page-number="auto" table:align="left" style:writing-mode="lr-tb"/>
    </style:style>
    <style:style style:name="Tabella1.A" style:family="table-column">
      <style:table-column-properties style:column-width="8.909cm"/>
    </style:style>
    <style:style style:name="Tabella1.B" style:family="table-column">
      <style:table-column-properties style:column-width="8.077cm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319cm"/>
    </style:style>
    <style:style style:name="Tabella4.B" style:family="table-column">
      <style:table-column-properties style:column-width="8.929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Times New Roman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Normale">
      <style:text-properties style:font-name="Times New Roman" fo:font-size="10.5pt" style:font-size-asian="10.5pt" style:font-size-complex="10.5pt"/>
    </style:style>
    <style:style style:name="P1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.5pt" fo:font-style="italic" fo:background-color="#ffff99" style:font-size-asian="10.5pt" style:font-style-asian="italic" style:font-size-complex="10.5pt" style:font-style-complex="italic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imes New Roman" fo:font-size="10.5pt" style:font-size-asian="10.5pt" style:font-size-complex="10.5pt"/>
    </style:style>
    <style:style style:name="P15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0.5pt" style:font-size-asian="10.5pt" style:font-size-complex="10.5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style:font-size-asian="10.5pt" style:font-size-complex="10.5pt"/>
    </style:style>
    <style:style style:name="P17" style:family="paragraph" style:parent-style-name="Standard" style:list-style-name="L1">
      <style:paragraph-properties fo:line-height="100%" fo:text-align="justify" style:justify-single-word="false"/>
      <style:text-properties style:font-name="Times New Roman" fo:font-size="10.5pt" fo:font-style="normal" style:font-size-asian="10.5pt" style:font-style-asian="normal" style:font-size-complex="10.5pt" style:font-style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0.5pt" fo:font-weight="bold" fo:background-color="transparent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4" style:family="paragraph" style:parent-style-name="Standard" style:list-style-name="L1">
      <style:paragraph-properties fo:line-height="100%" fo:text-align="justify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25" style:family="paragraph" style:parent-style-name="Standard" style:list-style-name="L1">
      <style:paragraph-properties fo:line-height="100%"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Standard" style:list-style-name="L1">
      <style:paragraph-properties fo:line-height="100%" fo:text-align="justify" style:justify-single-word="false"/>
      <style:text-properties style:font-name="Arial" fo:font-size="10.5pt" fo:font-style="normal" style:text-underline-style="none" fo:font-weight="normal" fo:background-color="#ffff99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 style:list-style-name="L1">
      <style:paragraph-properties fo:line-height="100%" fo:text-align="justify" style:justify-single-word="false"/>
      <style:text-properties style:font-name="Arial" fo:font-size="10.5pt" fo:font-style="normal" style:text-underline-style="none" fo:font-weight="normal" fo:background-color="#99ffff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.5pt" fo:font-weight="bold" fo:background-color="transparent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fo:font-style="italic" fo:background-color="#ffff9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Arial" fo:font-size="11pt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ize="10.5pt" fo:font-style="italic" fo:font-weight="normal" fo:background-color="#ff9999" style:font-size-asian="10.5pt" style:font-style-asian="italic" style:font-weight-asian="normal" style:font-size-complex="10.5pt" style:font-style-complex="italic" style:font-weight-complex="normal"/>
    </style:style>
    <style:style style:name="P39" style:family="paragraph" style:parent-style-name="Standard">
      <style:paragraph-properties fo:line-height="100%" fo:text-align="justify" style:justify-single-word="false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style:font-name="Arial" fo:font-size="11pt" fo:font-style="italic" fo:background-color="transparent" style:font-size-asian="11pt" style:font-style-asian="italic" style:font-size-complex="11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background-color="transparent" style:font-size-asian="11pt" style:font-size-complex="11pt"/>
    </style:style>
    <style:style style:name="P42" style:family="paragraph" style:parent-style-name="Standard">
      <style:paragraph-properties fo:margin-left="0cm" fo:margin-right="0cm" fo:margin-top="0cm" fo:margin-bottom="0.101cm" fo:text-align="justify" style:justify-single-word="false" fo:text-indent="0cm" style:auto-text-indent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45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style:font-name="Arial" fo:font-size="11pt" style:font-size-asian="11pt" style:font-size-complex="11pt"/>
    </style:style>
    <style:style style:name="P4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47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style:font-name="Arial" fo:font-size="11pt" style:font-size-asian="11pt" style:font-size-complex="11pt"/>
    </style:style>
    <style:style style:name="P48" style:family="paragraph" style:parent-style-name="Standard">
      <style:paragraph-properties fo:margin-left="0.635cm" fo:margin-right="0cm" fo:text-align="justify" style:justify-single-word="false" fo:text-indent="0.614cm" style:auto-text-indent="false"/>
      <style:text-properties style:font-name="Arial" fo:font-size="11pt" style:font-size-asian="11pt" style:font-size-complex="11pt"/>
    </style:style>
    <style:style style:name="P49" style:family="paragraph" style:parent-style-name="Standard">
      <style:paragraph-properties fo:margin-top="0cm" fo:margin-bottom="0.101cm" fo:text-align="justify" style:justify-single-word="false"/>
      <style:text-properties style:font-name="Arial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50" style:family="paragraph" style:parent-style-name="Standard" style:master-page-name="">
      <style:paragraph-properties fo:text-align="end" style:justify-single-word="false" fo:hyphenation-ladder-count="no-limit" style:page-number="auto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51" style:family="paragraph" style:parent-style-name="Normale">
      <style:text-properties style:font-name="Arial" fo:font-size="11pt" style:font-size-asian="11pt" style:font-size-complex="11pt"/>
    </style:style>
    <style:style style:name="P52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5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fo:background-color="#ffff0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fo:background-color="#ff9999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#ff9999" style:font-weight-asian="normal" style:font-style-complex="italic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background-color="#ffff00"/>
    </style:style>
    <style:style style:name="T8" style:family="text">
      <style:text-properties fo:letter-spacing="-0.005cm"/>
    </style:style>
    <style:style style:name="T9" style:family="text">
      <style:text-properties fo:letter-spacing="-0.005cm" fo:background-color="#ffff00"/>
    </style:style>
    <style:style style:name="T10" style:family="text">
      <style:text-properties fo:letter-spacing="-0.005cm" style:text-underline-style="none" fo:background-color="#ffff00"/>
    </style:style>
    <style:style style:name="T11" style:family="text">
      <style:text-properties fo:font-size="9pt" style:text-underline-style="none" fo:background-color="#ffff00" style:font-size-asian="9pt" style:font-size-complex="9pt"/>
    </style:style>
    <style:style style:name="T12" style:family="text">
      <style:text-properties style:font-name="Ari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Arial" fo:font-size="11pt" fo:background-color="#ffff00" style:font-size-asian="11pt" style:font-size-complex="11pt"/>
    </style:style>
    <style:style style:name="T16" style:family="text">
      <style:text-properties style:font-name="Arial" fo:font-size="11pt" fo:background-color="#99ffff" style:font-size-asian="11pt" style:font-size-complex="11pt"/>
    </style:style>
    <style:style style:name="T17" style:family="text">
      <style:text-properties style:font-name="Arial" fo:font-size="11pt" fo:font-weight="normal" fo:background-color="#99ffff" style:font-size-asian="11pt" style:font-weight-asian="normal" style:font-size-complex="11pt" style:font-weight-complex="normal"/>
    </style:style>
    <style:style style:name="T18" style:family="text">
      <style:text-properties style:font-name="Arial" fo:font-size="11pt" style:text-underline-style="none" fo:font-weight="normal" fo:background-color="#99ffff" style:font-size-asian="11pt" style:font-weight-asian="normal" style:font-size-complex="11pt" style:font-weight-complex="normal"/>
    </style:style>
    <style:style style:name="T19" style:family="text">
      <style:text-properties style:font-name="Arial" fo:font-size="11pt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style:font-name="Arial" fo:font-size="11pt" fo:font-style="italic" style:text-underline-style="none" fo:font-weight="normal" fo:background-color="#99ffff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style:font-name="Arial" style:text-underline-style="none" fo:font-weight="normal" style:font-weight-asian="normal" style:font-weight-complex="normal"/>
    </style:style>
    <style:style style:name="T23" style:family="text">
      <style:text-properties fo:language="it" fo:country="IT" fo:font-style="normal" fo:font-weight="normal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fo:background-color="#99ffff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fo:background-color="#ff33ff" style:font-weight-asian="bold" style:font-weight-complex="bold"/>
    </style:style>
    <style:style style:name="T28" style:family="text">
      <style:text-properties fo:background-color="transparent"/>
    </style:style>
    <style:style style:name="T29" style:family="text">
      <style:text-properties style:font-name="Arial"/>
    </style:style>
    <style:style style:name="T30" style:family="text"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style:font-name="Arial" style:text-underline-style="none" fo:font-weight="normal" style:font-weight-asian="normal" style:font-weight-complex="normal"/>
    </style:style>
    <style:style style:name="T32" style:family="text">
      <style:text-properties style:font-name="Arial" style:text-underline-style="none" fo:font-weight="bold" style:font-weight-asian="bold" style:font-weight-complex="bold"/>
    </style:style>
    <style:style style:name="T33" style:family="text">
      <style:text-properties style:font-name="Arial" fo:font-style="italic" style:text-underline-style="none" fo:font-weight="normal" fo:background-color="#ffff00" style:font-style-asian="italic" style:font-weight-asian="normal" style:font-style-complex="italic" style:font-weight-complex="normal"/>
    </style:style>
    <style:style style:name="T34" style:family="tex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style:font-name="Arial" fo:font-style="italic" style:text-underline-style="none" fo:font-weight="normal" fo:background-color="#ffff99" style:font-style-asian="italic" style:font-weight-asian="normal" style:font-style-complex="italic" style:font-weight-complex="normal"/>
    </style:style>
    <style:style style:name="T36" style:family="text">
      <style:text-properties style:font-name="Arial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37" style:family="text">
      <style:text-properties style:font-name="Arial" fo:font-style="italic" style:text-underline-style="none" fo:font-weight="normal" fo:background-color="#99ffff" style:font-style-asian="italic" style:font-weight-asian="normal" style:font-style-complex="italic" style:font-weight-complex="normal"/>
    </style:style>
    <style:style style:name="T38" style:family="text">
      <style:text-properties style:font-name="Arial" fo:font-style="italic" style:text-underline-style="none" fo:font-weight="bold" fo:background-color="transparent" style:font-style-asian="italic" style:font-weight-asian="bold" style:font-style-complex="italic" style:font-weight-complex="bold"/>
    </style:style>
    <style:style style:name="T39" style:family="text">
      <style:text-properties style:font-name="Arial" fo:language="it" fo:country="IT" fo:font-style="normal" style:text-underline-style="none" fo:font-weight="normal" fo:background-color="transparent" style:font-style-asian="normal" style:font-weight-asian="normal" style:font-name-complex="Times New Roman" style:font-style-complex="normal" style:font-weight-complex="normal"/>
    </style:style>
    <style:style style:name="T40" style:family="text">
      <style:text-properties style:font-name="Arial" fo:language="it" fo:country="IT" style:text-underline-style="none" fo:font-weight="normal" fo:background-color="transparent" style:font-weight-asian="normal" style:font-name-complex="Times New Roman" style:font-weight-complex="normal"/>
    </style:style>
    <style:style style:name="T41" style:family="text">
      <style:text-properties style:font-name="Arial" fo:language="it" fo:country="IT" fo:font-style="italic" style:text-underline-style="none" fo:font-weight="normal" fo:background-color="transparent" style:font-style-asian="italic" style:font-weight-asian="normal" style:font-name-complex="Times New Roman" style:font-style-complex="italic" style:font-weight-complex="normal"/>
    </style:style>
    <style:style style:name="T42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Arial" fo:font-style="normal" style:text-underline-style="none" fo:font-weight="normal" fo:background-color="#ffff66" style:font-style-asian="normal" style:font-weight-asian="normal" style:font-style-complex="normal" style:font-weight-complex="normal"/>
    </style:style>
    <style:style style:name="T44" style:family="text">
      <style:text-properties style:font-name="Ari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5" style:family="text">
      <style:text-properties style:font-name="Arial" fo:font-style="normal" style:text-underline-style="none" fo:font-weight="normal" fo:background-color="#99ffff" style:font-style-asian="normal" style:font-weight-asian="normal" style:font-style-complex="normal" style:font-weight-complex="normal"/>
    </style:style>
    <style:style style:name="T46" style:family="text">
      <style:text-properties style:font-name="Arial" fo:font-style="normal" style:text-underline-style="none" fo:font-weight="normal" fo:background-color="#ffff00" style:font-style-asian="normal" style:font-weight-asian="normal" style:font-style-complex="normal" style:font-weight-complex="normal"/>
    </style:style>
    <style:style style:name="T47" style:family="text">
      <style:text-properties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T48" style:family="text">
      <style:text-properties style:font-name="Arial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49" style:family="text"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T50" style:family="text">
      <style:text-properties style:font-name="Arial" fo:font-size="10.5pt" fo:font-style="normal" style:text-underline-style="none" fo:font-weight="normal" fo:background-color="#ffff00" style:font-size-asian="10.5pt" style:font-style-asian="normal" style:font-weight-asian="normal" style:font-size-complex="10.5pt" style:font-style-complex="normal" style:font-weight-complex="normal"/>
    </style:style>
    <style:style style:name="T51" style:family="text">
      <style:text-properties fo:background-color="#ffff00"/>
    </style:style>
    <style:style style:name="T52" style:family="text">
      <style:text-properties fo:background-color="#ffff99"/>
    </style:style>
    <style:style style:name="T53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50">RACCOMANDATA A.R al richiedente</text:p>
            <text:p text:style-name="P19">inviata a mezzo pec al tecnico</text:p>
            <text:p text:style-name="P20">oppure</text:p>
            <text:p text:style-name="P23"><text:span text:style-name="Car._20_predefinito_20_paragrafo"><text:span text:style-name="T11">inviata a mezzo pec al tecnico </text:span></text:span></text:p>
            <text:p text:style-name="P21"><text:span text:style-name="T51">incaricato anche in qualità di </text:span></text:p>
            <text:p text:style-name="P21"><text:span text:style-name="T51">soggetto delegato dal richiedente</text:span></text:p>
            <text:p text:style-name="P22"><text:span text:style-name="Car._20_predefinito_20_paragrafo"><text:span text:style-name="T9"/></text:span></text:p>
          </table:table-cell>
        </table:table-row>
        <table:table-row>
          <table:table-cell table:style-name="Tabella1.A1" office:value-type="string">
            <text:p text:style-name="P6">Protocollo n. _____________</text:p>
          </table:table-cell>
          <table:table-cell table:style-name="Tabella1.A1" office:value-type="string">
            <text:p text:style-name="P6">Savona, _____________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4">Da citare nella risposta:</text:span></text:span></text:p>
            <text:p text:style-name="Normale"><text:span text:style-name="Car._20_predefinito_20_paragrafo"><text:span text:style-name="T13">pratica <text:s/>[numero] - </text:span></text:span><text:span text:style-name="Car._20_predefinito_20_paragrafo"><text:span text:style-name="T15">sigla</text:span></text:span></text:p>
            <text:p text:style-name="Normale"><text:span text:style-name="Car._20_predefinito_20_paragrafo"><text:span text:style-name="T13"/></text:span></text:p>
            <text:p text:style-name="Normale"><text:span text:style-name="Car._20_predefinito_20_paragrafo"><text:span text:style-name="T16">classifica 06-03</text:span></text:span></text:p>
            <text:p text:style-name="Normale"><text:span text:style-name="Car._20_predefinito_20_paragrafo"><text:span text:style-name="T17">fascicolo: [anno_fascicolo] /[fascicolo].[sub_fascicolo]</text:span></text:span></text:p>
            <text:p text:style-name="Normale"><text:span text:style-name="Car._20_predefinito_20_paragrafo"><text:span text:style-name="T17">da eliminare x lettere prisma</text:span></text:span></text:p>
          </table:table-cell>
          <table:table-cell table:style-name="Tabella6.A1" office:value-type="string">
            <text:p text:style-name="P52"/>
          </table:table-cell>
          <table:table-cell table:style-name="Tabella6.A1" office:value-type="string">
            <text:p text:style-name="P53">Al Sig. [richiedenti.nominativo;block=tbs:row;]</text:p>
            <text:p text:style-name="P53">[richiedenti.indirizzo]</text:p>
            <text:p text:style-name="P53">[richiedenti.cap] [richiedenti.comune] ([richiedenti.prov])</text:p>
            <text:p text:style-name="P53">in qualità di [richiedenti.titolo]</text:p>
            <text:p text:style-name="P53">della [richiedenti.ragsoc]</text:p>
            <text:p text:style-name="P53">[richiedenti.sede]</text:p>
            <text:p text:style-name="P53">[richiedenti.capd] [richiedenti.comuned] ([richiedenti.provd])</text:p>
            <text:p text:style-name="P35">[richiedenti.pec]</text:p>
            <text:p text:style-name="P53"/>
          </table:table-cell>
        </table:table-row>
        <table:table-row>
          <table:table-cell table:style-name="Tabella6.A1" office:value-type="string">
            <text:p text:style-name="P51">Allegati: //</text:p>
          </table:table-cell>
          <table:table-cell table:style-name="Tabella6.A1" office:value-type="string">
            <text:p text:style-name="P52"/>
          </table:table-cell>
          <table:table-cell table:style-name="Tabella6.A1" office:value-type="string">
            <text:p text:style-name="P53">[progettisti.nominativo;block=tbs:row;]</text:p>
            <text:p text:style-name="P53">[progettisti.indirizzo]</text:p>
            <text:p text:style-name="P11"><text:span text:style-name="Car._20_predefinito_20_paragrafo"><text:span text:style-name="T12">[progettisti.cap] [progettisti.comune] ([progettisti.prov])</text:span></text:span></text:p>
            <text:p text:style-name="P11"><text:span text:style-name="Car._20_predefinito_20_paragrafo"><text:span text:style-name="T12">[progettisti.pec]</text:span></text:span></text:p>
            <text:p text:style-name="P11"><text:span text:style-name="Car._20_predefinito_20_paragrafo"><text:span text:style-name="T13"/></text:span></text:p>
          </table:table-cell>
        </table:table-row>
      </table:table>
      <text:p text:style-name="P1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4">Oggetto:</text:p>
          </table:table-cell>
          <table:table-cell table:style-name="Tabella3.A1" office:value-type="string">
            <text:p text:style-name="P8"><text:span text:style-name="Car._20_predefinito_20_paragrafo"><text:span text:style-name="T13">Comunicazione ai sensi dell'art. 48 della L.R. 16/08 e s.m.i. <text:s/>presentata in data [data_presentazione] e recepita agli atti al prot. n° [protocollo] del [data_protocollo] relativa alla [oggetto] presso [ubicazione]. - richiesta di documentazione integrativa </text:span></text:span></text:p>
          </table:table-cell>
        </table:table-row>
      </table:table>
      <text:p text:style-name="P40"><text:span text:style-name="T5"/></text:p>
      <text:p text:style-name="P12"/>
      <text:p text:style-name="P16"><text:span text:style-name="T6"><text:tab/></text:span><text:span text:style-name="T22"> Si riscontra la comunicazione in</text:span><text:span text:style-name="T32"> </text:span><text:span text:style-name="T22">oggetto e si rileva che......</text:span></text:p>
      <text:p text:style-name="P16"><text:span text:style-name="T37">inserire il caso che ricorre</text:span></text:p>
      <text:p text:style-name="P13"><text:span text:style-name="T22"/></text:p>
      <text:p text:style-name="P13"><text:span text:style-name="T22">le opere rientrano nel comma 2 dell'art. 48 della L.r. 16/2008, anziché nel comma 1 in quanto l'immobile, ancorchè provvisto di agibilità, non risulta correttamente accatastato all'epoca della realizzazione delle stesse; pertanto occorre integrare la comunicazione con la seguente documentazione:</text:span></text:p>
      <text:list xml:id="list5159428241655258358" text:style-name="L1">
        <text:list-item>
          <text:p text:style-name="P15"><text:span text:style-name="T44">versamento dei diritti di segreteria pari ad € 250, da versarsi entro </text:span><text:span text:style-name="T48">entro 10 giorni dal ricevimento della presente, </text:span><text:span text:style-name="T44">sul c/c bancario del Comune di Savona <text:s/>n° </text:span><text:span text:style-name="T39">2597290</text:span><text:span text:style-name="T44"> (codice IBAN </text:span><text:span text:style-name="T39">IT91 Y061 7510 6100 0000 2597290</text:span><text:span text:style-name="T44">) acceso presso la </text:span><text:span text:style-name="T39">Banca Carige Spa</text:span><text:span text:style-name="T44"> indicando come causale </text:span><text:span text:style-name="T36">“Settore 4 diritti art. 48 L.R. 16/2008 – immobile in </text:span><text:span text:style-name="Car._20_predefinito_20_paragrafo"><text:span text:style-name="T19">[ubicazione]</text:span></text:span><text:span text:style-name="T36">” </text:span></text:p>
        </text:list-item>
        <text:list-item>
          <text:p text:style-name="P15"><text:span text:style-name="T42">versamento della somma di </text:span><text:span text:style-name="T47">€ 516</text:span><text:span text:style-name="T42"> dovuta in applicazione di quanto disposto al comma 2 dell'art. 48 della L.R. 16/2008; l'importo <text:s/>è da versarsi entro </text:span><text:span text:style-name="T47">entro 10 giorni dal ricevimento della presente, </text:span><text:span text:style-name="T42">sul c/c bancario del Comune di Savona <text:s/>n° </text:span><text:span text:style-name="T39">2597290</text:span><text:span text:style-name="T42"> (codice IBAN </text:span><text:span text:style-name="T39">IT91 Y061 </text:span><text:soft-page-break/><text:span text:style-name="T39">7510 6100 0000 2597290</text:span><text:span text:style-name="T42">) acceso presso la </text:span><text:span text:style-name="T39">Banca Carige Spa</text:span><text:span text:style-name="T42"> indicando come causale </text:span><text:span text:style-name="T34">“ oblazione art. 48 L.R. 16/2008 – immobile in </text:span><text:span text:style-name="Car._20_predefinito_20_paragrafo"><text:span text:style-name="T21">[ubicazione]”</text:span></text:span><text:span text:style-name="T45">;</text:span><text:span text:style-name="T42"> <text:s/></text:span></text:p>
        </text:list-item>
        <text:list-item>
          <text:p text:style-name="P24">dichiarazione sostitutiva di notorietà resa da soggetto titolato, e/o altra documentazione attestante la data di esecuzione delle opere oggetto di regolarizzazione;</text:p>
        </text:list-item>
        <text:list-item>
          <text:p text:style-name="P24">copia della planimetria catastale aggiornata, dalla quale risulta la situazione corrispondente allo stato attuale rilevato, con ricevuta della avvenuta presentazione della variazione catastale ;</text:p>
        </text:list-item>
        <text:list-item>
          <text:p text:style-name="P24">relazione descrittiva delle opere realizzate contenente dichiarazione asseverata relativa data di esecuzione delle opere, dei dati catastali e di agibilità/abitabilità, e per quest'ultima, eventuale dichiarazione specifica di inesistenza o non necessità di ottenimento della stessa;</text:p>
        </text:list-item>
        <text:list-item>
          <text:p text:style-name="P24">documentazione fotografica di insieme e di dettaglio delle opere da regolarizzare ; </text:p>
        </text:list-item>
        <text:list-item>
          <text:p text:style-name="P24">elaborati grafici rappresentanti: </text:p>
          <text:p text:style-name="P24">- progetto autorizzato o situazione legittimata, con relativa documentazione a dimostrazione di quanto verificato ( ad es. copia del titolo edilizio, copia primo accatastamento, eccc..);</text:p>
          <text:p text:style-name="P24">- elaborati grafici rappresentanti lo stato attuale, (planimetria, eventuali sezioni e/o prospetti, ove necessario) <text:s/>debitamente quotati, con indicazione delle destinazioni d'uso effettive;</text:p>
          <text:p text:style-name="P27"><text:span text:style-name="T22">- elaborati grafici di raffronto <text:s text:c="2"/>(planimetria, eventuali sezioni e/o prospetti, ove necessario), con le colorazioni convenzionali delle opere realizzate ( rosso) e delle demolizioni ( giallo) ;</text:span></text:p>
        </text:list-item>
      </text:list>
      <text:p text:style-name="P16"><text:span text:style-name="T22"/></text:p>
      <text:p text:style-name="P39"><text:span text:style-name="T50">le opere rientrano nel comma 1 </text:span><text:span text:style-name="T49">dell'art. 48 della L.R. 16/2008, pertanto si comunica che è necessario integrare la stessa con la seguente documentazione :</text:span></text:p>
      <text:list xml:id="list36605135" text:continue-numbering="true" text:style-name="L1">
        <text:list-item>
          <text:p text:style-name="P15"><text:span text:style-name="T22">versamento dei diritti di segreteria pari ad € 250, da versarsi entro </text:span><text:span text:style-name="T32">entro 10 giorni dal ricevimento della presente, </text:span><text:span text:style-name="T22">sul c/c bancario del Comune di Savona <text:s/>n° </text:span><text:span text:style-name="T39">2597290</text:span><text:span text:style-name="T22"> (codice IBAN </text:span><text:span text:style-name="T39">IT91 Y061 7510 6100 0000 2597290</text:span><text:span text:style-name="T22">) acceso presso la </text:span><text:span text:style-name="T40">Banca Carige Spa</text:span><text:span text:style-name="T22"> indicando come causale </text:span><text:span text:style-name="T34">“Settore 4 diritti art. 48 L.R. 16/2008 – immobile in </text:span><text:span text:style-name="Car._20_predefinito_20_paragrafo"><text:span text:style-name="T20">[ubicazione]</text:span></text:span><text:span text:style-name="T35">” </text:span><text:span text:style-name="T34">.</text:span></text:p>
        </text:list-item>
        <text:list-item>
          <text:p text:style-name="P24">dichiarazione sostitutiva di notorietà resa da soggetto titolato, e/o altra documentazione attestante la data di esecuzione delle opere oggetto di regolarizzazione;</text:p>
        </text:list-item>
        <text:list-item>
          <text:p text:style-name="P24">copia della planimetria catastale e relativa visura a dimostrazione dell'avvenuto accatastamento all'epoca <text:s/>di esecuzione;</text:p>
        </text:list-item>
        <text:list-item>
          <text:p text:style-name="P24">copia del certificato di agibilità nel quale deve essere ricompreso l'immobile oggetto di regolarizzazione ;</text:p>
        </text:list-item>
        <text:list-item>
          <text:p text:style-name="P24">relazione descrittiva delle opere realizzate contenente dichiarazione asseverata relativa alla data di esecuzione delle opere, dei dati catastali e di agibilità/abitabilità, e per quest'ultima, eventuale dichiarazione specifica di inesistenza della stessa;</text:p>
        </text:list-item>
        <text:list-item>
          <text:p text:style-name="P24">documentazione fotografica di insieme e di dettaglio delle opere da regolarizzare; </text:p>
        </text:list-item>
        <text:list-item>
          <text:p text:style-name="P24">elaborati grafici rappresentanti: </text:p>
          <text:p text:style-name="P24">- progetto autorizzato o situazione legittimata, con relativa documentazione a dimostrazione di quanto verificato ( ad es. copia del titolo edilizio, copia primo accatastamento, eccc..);</text:p>
          <text:p text:style-name="P24">- elaborati grafici rappresentanti lo stato attuale, (planimetria, eventuali sezioni e/o prospetti, ove necessario) <text:s/>debitamente quotati, con indicazione delle destinazioni d'uso effettive;</text:p>
          <text:p text:style-name="P24">- elaborati grafici di raffronto <text:s text:c="2"/>(planimetria, eventuali sezioni e/o prospetti, ove necessario), con le colorazioni convenzionali delle opere realizzate ( rosso) e delle demolizioni ( giallo);</text:p>
        </text:list-item>
      </text:list>
      <text:p text:style-name="P14"><text:span text:style-name="T33"/></text:p>
      <text:p text:style-name="P14"><text:span text:style-name="T46">le opere rientrano nel comma 2 </text:span><text:span text:style-name="T22">dell'art. 48 della L.R. 16/2008, pertanto si comunica che è necessario integrare la stessa con la seguente documentazione :</text:span></text:p>
      <text:list xml:id="list36602063" text:continue-numbering="true" text:style-name="L1">
        <text:list-item>
          <text:p text:style-name="P15"><text:span text:style-name="T44">versamento dei diritti di segreteria pari ad € 250, da versarsi entro </text:span><text:span text:style-name="T48">entro 10 giorni dal ricevimento della presente, </text:span><text:span text:style-name="T44">sul c/c bancario del Comune di Savona <text:s/>n° </text:span><text:span text:style-name="T39">2597290</text:span><text:span text:style-name="T44"> (codice IBAN </text:span><text:span text:style-name="T39">IT91 Y061 7510 6100 0000 2597290</text:span><text:span text:style-name="T44">) acceso presso la </text:span><text:span text:style-name="T39">Banca Carige Spa</text:span><text:span text:style-name="T44"> indicando come causale </text:span><text:span text:style-name="T36">“Settore 4 diritti art. 48 L.R. 16/2008 – immobile in </text:span><text:span text:style-name="Car._20_predefinito_20_paragrafo"><text:span text:style-name="T19">[ubicazione]</text:span></text:span><text:span text:style-name="T36">” </text:span></text:p>
        </text:list-item>
        <text:list-item>
          <text:p text:style-name="P15"><text:span text:style-name="T42">versamento della somma di </text:span><text:span text:style-name="T47">€ 516</text:span><text:span text:style-name="T42"> dovuta in applicazione di quanto disposto al comma 2 dell'art. 48 della L.R. 16/2008, in quanto immobile non provvisto di agibilità e/o non accatastato all'epoca di esecuzione delle opere. L'importo richiesto è da versarsi entro </text:span><text:span text:style-name="T47">entro 10 giorni dal ricevimento della presente, </text:span><text:span text:style-name="T42">sul c/c bancario del Comune di Savona <text:s/>n° </text:span><text:span text:style-name="T39">2597290</text:span><text:span text:style-name="T42"> (codice IBAN </text:span><text:soft-page-break/><text:span text:style-name="T39">IT91 Y061 7510 6100 0000 2597290</text:span><text:span text:style-name="T42">) acceso presso la </text:span><text:span text:style-name="T39">Banca Carige Spa</text:span><text:span text:style-name="T42"> indicando come causale </text:span><text:span text:style-name="T34">“ oblazione art. 48 L.R. 16/2008 – immobile in </text:span><text:span text:style-name="Car._20_predefinito_20_paragrafo"><text:span text:style-name="T21">[ubicazione]”</text:span></text:span><text:span text:style-name="T45">;</text:span><text:span text:style-name="T42"> <text:s/></text:span></text:p>
        </text:list-item>
        <text:list-item>
          <text:p text:style-name="P24">dichiarazione sostitutiva di notorietà resa da soggetto titolato, e/o altra documentazione attestante la data di esecuzione delle opere oggetto di regolarizzazione;</text:p>
        </text:list-item>
        <text:list-item>
          <text:p text:style-name="P24">copia della planimetria catastale aggiornata, dalla quale risulta la situazione corrispondente allo stato attuale rilevato, con ricevuta della avvenuta presentazione della variazione catastale ;</text:p>
        </text:list-item>
        <text:list-item>
          <text:p text:style-name="P24">relazione descrittiva delle opere realizzate contenente dichiarazione asseverata relativa data di esecuzione delle opere, dei dati catastali e di agibilità/abitabilità, e per quest'ultima, eventuale dichiarazione specifica di inesistenza o non necessità di ottenimento della stessa;</text:p>
        </text:list-item>
        <text:list-item>
          <text:p text:style-name="P24">documentazione fotografica di insieme e di dettaglio delle opere da regolarizzare ; </text:p>
        </text:list-item>
        <text:list-item>
          <text:p text:style-name="P24">elaborati grafici rappresentanti: </text:p>
          <text:p text:style-name="P24">- progetto autorizzato o situazione legittimata, con relativa documentazione a dimostrazione di quanto verificato ( ad es. copia del titolo edilizio, copia primo accatastamento, eccc..);</text:p>
          <text:p text:style-name="P24">- elaborati grafici rappresentanti lo stato attuale, (planimetria, eventuali sezioni e/o prospetti, ove necessario) <text:s/>debitamente quotati, con indicazione delle destinazioni d'uso effettive;</text:p>
          <text:p text:style-name="P25">- elaborati grafici di raffronto <text:s text:c="2"/>(planimetria, eventuali sezioni e/o prospetti, ove necessario), con le colorazioni convenzionali delle opere realizzate ( rosso) e delle demolizioni ( giallo) ;</text:p>
        </text:list-item>
      </text:list>
      <text:p text:style-name="P14"><text:span text:style-name="T46"/></text:p>
      <text:p text:style-name="P14"><text:span text:style-name="T46">le opere rientrano nel comma 3 </text:span><text:span text:style-name="T22">dell'art. 48 della L.R. 16/2008, pertanto si comunica che è necessario integrare la stessa con la seguente documentazione :</text:span></text:p>
      <text:list xml:id="list36620626" text:continue-numbering="true" text:style-name="L1">
        <text:list-item>
          <text:p text:style-name="P15"><text:span text:style-name="T36">versamento dei diritti di segreteria pari ad € 250, da versarsi entro </text:span><text:span text:style-name="T38">entro 10 giorni dal ricevimento della presente, </text:span><text:span text:style-name="T36">sul c/c bancario del Comune di Savona <text:s/>n° </text:span><text:span text:style-name="T39">2597290</text:span><text:span text:style-name="T36"> (codice IBAN </text:span><text:span text:style-name="T39">IT91 Y061 7510 6100 0000 2597290</text:span><text:span text:style-name="T36">) acceso presso la </text:span><text:span text:style-name="T41">Banca Carige Spa</text:span><text:span text:style-name="T36"> indicando come causale “Settore 4 diritti art. 48 L.R. 16/2008 – immobile in </text:span><text:span text:style-name="Car._20_predefinito_20_paragrafo"><text:span text:style-name="T19">[ubicazione]</text:span></text:span><text:span text:style-name="T36">” </text:span></text:p>
        </text:list-item>
        <text:list-item>
          <text:p text:style-name="P17"><text:span text:style-name="T22">versamento della somma di </text:span><text:span text:style-name="T32">€ …....</text:span><text:span text:style-name="T22"> dovuta in applicazione di quanto disposto al comma 3 dell'art. 48 della L.R. 16/2008, da versarsi entro </text:span><text:span text:style-name="T32">entro 10 giorni dal ricevimento della presente, </text:span><text:span text:style-name="T22">sul c/c bancario del Comune di Savona <text:s/>n° </text:span><text:span text:style-name="T40">2597290</text:span><text:span text:style-name="T22"> (codice IBAN </text:span><text:span text:style-name="T40">IT91 Y061 7510 6100 0000 2597290</text:span><text:span text:style-name="T22">) acceso presso la </text:span><text:span text:style-name="T40">Banca Carige Spa</text:span><text:span text:style-name="T22"> indicando come causale </text:span><text:span text:style-name="T34">“ oblazione art. 48 L.R. 16/2008 – immobile in </text:span><text:span text:style-name="Car._20_predefinito_20_paragrafo"><text:span text:style-name="T21">[ubicazione]”</text:span></text:span><text:span text:style-name="Car._20_predefinito_20_paragrafo"><text:span text:style-name="T18"> i</text:span></text:span><text:span text:style-name="T22">n quanto :</text:span></text:p>
          <text:p text:style-name="P26">- le opere realizzate hanno comportato un aumento di superficie della costruzione e/o della unità immobiliare di mq.......;</text:p>
          <text:p text:style-name="P15"><text:span text:style-name="T42">- le opere realizzate hanno comportato un aumento della superficie della costruzione &gt; di mq. 20 e che l'ufficio del Comune ha provveduto, in data </text:span><text:span text:style-name="T43">…..</text:span><text:span text:style-name="T44"> a</text:span><text:span text:style-name="T42">lla determinazione dell'importo dovuto con specifico documento redatto in base alle caratteristiche dimensionali e funzionali delle opere;</text:span></text:p>
        </text:list-item>
        <text:list-item>
          <text:p text:style-name="P24">dichiarazione sostitutiva di notorietà resa da soggetto titolato, e/o altra documentazione attestante la data di esecuzione delle opere oggetto di regolarizzazione;</text:p>
        </text:list-item>
        <text:list-item>
          <text:p text:style-name="P24">copia della planimetria catastale aggiornata, dalla quale risulta la situazione corrispondente allo stato attuale rilevato, con ricevuta della avvenuta presentazione della variazione catastale ;</text:p>
        </text:list-item>
        <text:list-item>
          <text:p text:style-name="P24">relazione descrittiva delle opere realizzate contenente dichiarazione asseverata relativa data di esecuzione delle opere, dei dati catastali e di agibilità/abitabilità, e per quest'ultima, eventuale dichiarazione specifica di inesistenza o non necessità di ottenimento della stessa;</text:p>
        </text:list-item>
        <text:list-item>
          <text:p text:style-name="P24">documentazione fotografica di insieme e di dettaglio delle opere da regolarizzare ; </text:p>
        </text:list-item>
        <text:list-item>
          <text:p text:style-name="P24">elaborati grafici rappresentanti: </text:p>
          <text:p text:style-name="P24">- progetto autorizzato o situazione legittimata, con relativa documentazione a dimostrazione di quanto verificato ( ad es. copia del titolo edilizio, copia primo accatastamento, eccc..);</text:p>
          <text:p text:style-name="P24">- elaborati grafici rappresentanti lo stato attuale, (planimetria, eventuali sezioni e/o prospetti, ove necessario) <text:s/>debitamente quotati, con indicazione delle destinazioni d'uso effettive;</text:p>
          <text:p text:style-name="P25">- elaborati grafici di raffronto <text:s text:c="2"/>(planimetria, eventuali sezioni e/o prospetti, ove necessario), con le colorazioni convenzionali delle opere realizzate ( rosso) e delle demolizioni ( giallo) ;</text:p>
          <text:p text:style-name="P24"/>
        </text:list-item>
      </text:list>
      <text:p text:style-name="P18"><text:s text:c="5"/><text:span text:style-name="T12">Si comunica che sino all’avvenuta acquisizione di quanto sopra richiesto, la comunicazione da lei presentata, è priva di <text:s/>qualunque effetto ai fini urbanistici ed amministrativi . </text:span></text:p>
      <text:p text:style-name="P38"><text:soft-page-break/></text:p>
      <text:p text:style-name="P28"><text:tab/>Pertanto, <text:s/>l'istanza di regolarizzazione in oggetto, dovrà essere integrata con la documentazione sopra indicata entro 30 giorni dal ricevimento della presente.</text:p>
      <text:p text:style-name="P28"/>
      <text:p text:style-name="P49"><text:span text:style-name="T24"><text:tab/></text:span><text:span text:style-name="T25">In caso di inottemperanza nei termini sopra definiti, la comunicazione, risulterà inefficace e verrà archiviata. </text:span></text:p>
      <text:p text:style-name="P41"><text:span text:style-name="T53"/></text:p>
      <text:p text:style-name="P43"/>
      <text:p text:style-name="P43"/>
      <text:p text:style-name="P48">Distinti saluti.</text:p>
      <text:p text:style-name="P4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47"/>
          </table:table-cell>
          <table:table-cell table:style-name="Tabella4.A1" office:value-type="string">
            <text:p text:style-name="P45"/>
          </table:table-cell>
        </table:table-row>
        <table:table-row table:style-name="Tabella4.1">
          <table:table-cell table:style-name="Tabella4.A1" office:value-type="string">
            <text:p text:style-name="P45"/>
          </table:table-cell>
          <table:table-cell table:style-name="Tabella4.A1" office:value-type="string">
            <text:p text:style-name="P46">Il Dirigente</text:p>
            <text:p text:style-name="P46">Arch. Giovanna Macario</text:p>
          </table:table-cell>
        </table:table-row>
      </table:table>
      <text:p text:style-name="P37"/>
      <text:p text:style-name="P33">REFERENTI PER LA PRATICA:</text:p>
      <text:p text:style-name="P33">Istruttore della pratica: <text:span text:style-name="T22">[istruttore_tecnico] ( tel. </text:span><text:span text:style-name="T51">0198310 <text:s text:c="8"/>)</text:span></text:p>
      <text:p text:style-name="P33">Responsabile del <text:span text:style-name="T52">Servizio Edilizia Privata Arch. Antonella Marino</text:span></text:p>
      <text:p text:style-name="P32"><text:span text:style-name="T20">Responsabile dell'U.O. Edilizia certificata Arch. Caterina Cur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color="#00ff00" fo:font-size="12pt" style:font-size-asian="12pt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writing-mode="lr-tb"/>
      <style:text-properties fo:color="#000000" style:font-name="Times New Roman" fo:font-size="12pt" fo:language="it" fo:country="IT" style:font-name-asian="Times New Roman" style:font-size-asian="12pt" style:font-name-complex="Times New Roman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07cm" fo:margin-left="0.019cm" fo:margin-right="-0.026cm" table:align="margins" style:writing-mode="lr-tb"/>
    </style:style>
    <style:style style:name="Tabella2.A" style:family="table-column">
      <style:table-column-properties style:column-width="4.33cm" style:rel-column-width="16686*"/>
    </style:style>
    <style:style style:name="Tabella2.B" style:family="table-column">
      <style:table-column-properties style:column-width="4.112cm" style:rel-column-width="15843*"/>
    </style:style>
    <style:style style:name="Tabella2.C" style:family="table-column">
      <style:table-column-properties style:column-width="3.681cm" style:rel-column-width="14184*"/>
    </style:style>
    <style:style style:name="Tabella2.D" style:family="table-column">
      <style:table-column-properties style:column-width="4.884cm" style:rel-column-width="18822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ext:p text:style-name="MP6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2.A1" office:value-type="string">
              <text:p text:style-name="MP7">Dirigente:</text:p>
            </table:table-cell>
            <table:table-cell table:style-name="Tabella2.D1" office:value-type="string">
              <text:p text:style-name="MP7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8">corso Italia 19 <text:s/>- <text:s text:c="2"/>17100 Savona</text:p>
            </table:table-cell>
            <table:table-cell table:style-name="Tabella2.B2" office:value-type="string">
              <text:p text:style-name="MP8"/>
            </table:table-cell>
            <table:table-cell table:style-name="Tabella2.A2" office:value-type="string">
              <text:p text:style-name="MP8"/>
            </table:table-cell>
            <table:table-cell table:style-name="Tabella2.D2" office:value-type="string">
              <text:p text:style-name="MP9"/>
            </table:table-cell>
          </table:table-row>
          <table:table-row table:style-name="Tabella2.1">
            <table:table-cell table:style-name="Tabella2.A2" office:value-type="string">
              <text:p text:style-name="MP8">Posta certificata </text:p>
            </table:table-cell>
            <table:table-cell table:style-name="Tabella2.B2" office:value-type="string">
              <text:p text:style-name="MP8">posta@pec.comune.savona.it</text:p>
            </table:table-cell>
            <table:table-cell table:style-name="Tabella2.A2" office:value-type="string">
              <text:p text:style-name="MP8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4" office:value-type="string">
              <text:p text:style-name="MP8"/>
            </table:table-cell>
            <table:table-cell table:style-name="Tabella2.B4" office:value-type="string">
              <text:p text:style-name="MP8">Tel. 019-831<text:span text:style-name="MT1">01</text:span></text:p>
            </table:table-cell>
            <table:table-cell table:style-name="Tabella2.A4" office:value-type="string">
              <text:p text:style-name="MP8">Orario:</text:p>
            </table:table-cell>
            <table:table-cell table:style-name="Tabella2.D4" office:value-type="string">
              <text:p text:style-name="MP8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8-10-23T16:41:05.79</dc:date>
    <meta:print-date>2013-02-20T09:35:00</meta:print-date>
    <meta:editing-cycles>58</meta:editing-cycles>
    <meta:editing-duration>PT5H28M23S</meta:editing-duration>
    <meta:generator>OpenOffice/4.1.0$Win32 OpenOffice.org_project/410m18$Build-9764</meta:generator>
    <meta:document-statistic meta:table-count="5" meta:image-count="1" meta:object-count="0" meta:page-count="4" meta:paragraph-count="99" meta:word-count="1615" meta:character-count="11542"/>
  </office:meta>
</office:document-meta>
</file>